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0.19792in" svg:y="12.64583in" svg:width="6.875in" svg:height="4.07292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0.43804in" svg:y="18.35978in" svg:width="6.9248in" svg:height="4.45118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<text:s/></text:p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All lines differ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20 bit single</text:p>
          </table:table-cell>
          <table:table-cell office:value-type="string" table:style-name="ce1">
            <text:p>20 bit double</text:p>
          </table:table-cell>
          <table:table-cell table:style-name="ce1"/>
          <table:table-cell office:value-type="string" table:style-name="ce1">
            <text:p>21 bit single</text:p>
          </table:table-cell>
          <table:table-cell office:value-type="string" table:style-name="ce1">
            <text:p>21 bit double</text:p>
          </table:table-cell>
          <table:table-cell table:style-name="ce1"/>
          <table:table-cell office:value-type="string" table:style-name="ce1">
            <text:p>22 bit single</text:p>
          </table:table-cell>
          <table:table-cell table:style-name="ce1"/>
          <table:table-cell office:value-type="string" table:style-name="ce1">
            <text:p>25 bit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390" table:style-name="ce1">
            <text:p>390</text:p>
          </table:table-cell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000000" table:style-name="ce1">
            <text:p>10000000</text:p>
          </table:table-cell>
          <table:table-cell table:number-columns-repeated="8"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ne line differ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20 bit single</text:p>
          </table:table-cell>
          <table:table-cell office:value-type="string" table:style-name="ce1">
            <text:p>20 bit double</text:p>
          </table:table-cell>
          <table:table-cell table:style-name="ce1"/>
          <table:table-cell office:value-type="string" table:style-name="ce1">
            <text:p>21 bit single</text:p>
          </table:table-cell>
          <table:table-cell office:value-type="string" table:style-name="ce1">
            <text:p>21 bit double</text:p>
          </table:table-cell>
          <table:table-cell table:style-name="ce1"/>
          <table:table-cell office:value-type="string" table:style-name="ce1">
            <text:p>22 bit single</text:p>
          </table:table-cell>
          <table:table-cell table:style-name="ce1"/>
          <table:table-cell office:value-type="string" table:style-name="ce1">
            <text:p>25 bit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58" table:style-name="ce1">
            <text:p>95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16374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956" table:style-name="ce1">
            <text:p>9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91" table:style-name="ce1">
            <text:p>49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945" table:style-name="ce1">
            <text:p>94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92" table:style-name="ce1">
            <text:p>49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912" table:style-name="ce1">
            <text:p>912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483" table:style-name="ce1">
            <text:p>483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612" table:style-name="ce1">
            <text:p>612</text:p>
          </table:table-cell>
          <table:table-cell office:value-type="float" office:value="333" table:style-name="ce1">
            <text:p>333</text:p>
          </table:table-cell>
          <table:table-cell table:style-name="ce1"/>
          <table:table-cell office:value-type="float" office:value="379" table:style-name="ce1">
            <text:p>379</text:p>
          </table:table-cell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float" office:value="10000000" table:style-name="ce1">
            <text:p>10000000</text:p>
          </table:table-cell>
          <table:table-cell table:number-columns-repeated="8" table:style-name="ce1"/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iterations</text:p>
          </table:table-cell>
          <table:table-cell table:number-columns-repeated="16382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00000" table:style-name="ce1">
            <text:p>10000000</text:p>
          </table:table-cell>
          <table:table-cell table:number-columns-repeated="16382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000000" table:style-name="ce1">
            <text:p>1000000</text:p>
          </table:table-cell>
          <table:table-cell table:number-columns-repeated="16382" table:style-name="ce1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100000" table:style-name="ce1">
            <text:p>100000</text:p>
          </table:table-cell>
          <table:table-cell table:number-columns-repeated="16382" table:style-name="ce1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10000" table:style-name="ce1">
            <text:p>10000</text:p>
          </table:table-cell>
          <table:table-cell table:number-columns-repeated="16382" table:style-name="ce1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1000" table:style-name="ce1">
            <text:p>1000</text:p>
          </table:table-cell>
          <table:table-cell table:number-columns-repeated="16382" table:style-name="ce1"/>
        </table:table-row>
        <table:table-row table:style-name="ro1">
          <table:table-cell office:value-type="float" office:value="10000000" table:style-name="ce1">
            <text:p>10000000</text:p>
          </table:table-cell>
          <table:table-cell office:value-type="float" office:value="100" table:style-name="ce1">
            <text:p>10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rror fra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l lines differ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20 bit single</text:p>
          </table:table-cell>
          <table:table-cell office:value-type="string" table:style-name="ce1">
            <text:p>20 bit double</text:p>
          </table:table-cell>
          <table:table-cell table:style-name="ce1"/>
          <table:table-cell office:value-type="string" table:style-name="ce1">
            <text:p>21 bit single iteration</text:p>
          </table:table-cell>
          <table:table-cell office:value-type="string" table:style-name="ce1">
            <text:p>21 bit double</text:p>
          </table:table-cell>
          <table:table-cell table:style-name="ce1"/>
          <table:table-cell office:value-type="string" table:style-name="ce1">
            <text:p>22 bit single</text:p>
          </table:table-cell>
          <table:table-cell table:style-name="ce1"/>
          <table:table-cell office:value-type="string" table:style-name="ce1">
            <text:p>25 bit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.9999999999999998E-7" table:style-name="ce1">
            <text:p>0,000000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3.9999999999999998E-6" table:style-name="ce1">
            <text:p>0,00000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9999999999999995E-7" table:style-name="ce1">
            <text:p>0,00000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1.2E-4" table:style-name="ce1">
            <text:p>0,0001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0000000000000002E-5" table:style-name="ce1">
            <text:p>0,0000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8.8000000000000005E-3" table:style-name="ce1">
            <text:p>0,0088</text:p>
          </table:table-cell>
          <table:table-cell office:value-type="float" office:value="1E-4" table:style-name="ce1">
            <text:p>0,0001</text:p>
          </table:table-cell>
          <table:table-cell table:style-name="ce1"/>
          <table:table-cell office:value-type="float" office:value="1.8E-3" table:style-name="ce1">
            <text:p>0,001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0000000000000004E-4" table:style-name="ce1">
            <text:p>0,0008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0.39" table:style-name="ce1">
            <text:p>0,39</text:p>
          </table:table-cell>
          <table:table-cell office:value-type="float" office:value="0.151" table:style-name="ce1">
            <text:p>0,151</text:p>
          </table:table-cell>
          <table:table-cell table:style-name="ce1"/>
          <table:table-cell office:value-type="float" office:value="0.151" table:style-name="ce1">
            <text:p>0,151</text:p>
          </table:table-cell>
          <table:table-cell office:value-type="float" office:value="1.4E-2" table:style-name="ce1">
            <text:p>0,014</text:p>
          </table:table-cell>
          <table:table-cell table:style-name="ce1"/>
          <table:table-cell office:value-type="float" office:value="4.3999999999999997E-2" table:style-name="ce1">
            <text:p>0,044</text:p>
          </table:table-cell>
          <table:table-cell table:style-name="ce1"/>
          <table:table-cell office:value-type="float" office:value="1E-3" table:style-name="ce1">
            <text:p>0,001</text:p>
          </table:table-cell>
          <table:table-cell table:number-columns-repeated="16374"/>
        </table:table-row>
        <table:table-row table:style-name="ro1">
          <table:table-cell office:value-type="float" office:value="10000000" table:style-name="ce1">
            <text:p>10000000</text:p>
          </table:table-cell>
          <table:table-cell table:number-columns-repeated="8" table:style-name="ce1"/>
          <table:table-cell office:value-type="float" office:value="0.06" table:style-name="ce1">
            <text:p>0,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One line differ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20 bit single</text:p>
          </table:table-cell>
          <table:table-cell office:value-type="string" table:style-name="ce1">
            <text:p>20 bit double</text:p>
          </table:table-cell>
          <table:table-cell table:style-name="ce1"/>
          <table:table-cell office:value-type="string" table:style-name="ce1">
            <text:p>21 bit prime with one run</text:p>
          </table:table-cell>
          <table:table-cell office:value-type="string" table:style-name="ce1">
            <text:p>21 bit prime with two runs</text:p>
          </table:table-cell>
          <table:table-cell table:style-name="ce1"/>
          <table:table-cell office:value-type="string" table:style-name="ce1">
            <text:p>22 bit prime with one run</text:p>
          </table:table-cell>
          <table:table-cell table:style-name="ce1"/>
          <table:table-cell office:value-type="string" table:style-name="ce1">
            <text:p>25 bit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.5799999999999998E-5" table:style-name="ce1">
            <text:p>0,000095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.7899999999999999E-5" table:style-name="ce1">
            <text:p>0,000047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2500000000000001E-5" table:style-name="ce1">
            <text:p>0,0000225</text:p>
          </table:table-cell>
          <table:table-cell table:style-name="ce1"/>
          <table:table-cell office:value-type="float" office:value="3.1E-6" table:style-name="ce1">
            <text:p>0,0000031</text:p>
          </table:table-cell>
          <table:table-cell table:number-columns-repeated="16374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9.5600000000000004E-4" table:style-name="ce1">
            <text:p>0,000956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float" office:value="4.9100000000000001E-4" table:style-name="ce1">
            <text:p>0,00049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3599999999999999E-4" table:style-name="ce1">
            <text:p>0,000236</text:p>
          </table:table-cell>
          <table:table-cell table:style-name="ce1"/>
          <table:table-cell office:value-type="float" office:value="2.9E-5" table:style-name="ce1">
            <text:p>0,000029</text:p>
          </table:table-cell>
          <table:table-cell table:number-columns-repeated="16374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9.4500000000000001E-3" table:style-name="ce1">
            <text:p>0,00945</text:p>
          </table:table-cell>
          <table:table-cell office:value-type="float" office:value="2.0000000000000001E-4" table:style-name="ce1">
            <text:p>0,0002</text:p>
          </table:table-cell>
          <table:table-cell table:style-name="ce1"/>
          <table:table-cell office:value-type="float" office:value="4.9199999999999999E-3" table:style-name="ce1">
            <text:p>0,0049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3700000000000001E-3" table:style-name="ce1">
            <text:p>0,00237</text:p>
          </table:table-cell>
          <table:table-cell table:style-name="ce1"/>
          <table:table-cell office:value-type="float" office:value="2.5999999999999998E-4" table:style-name="ce1">
            <text:p>0,00026</text:p>
          </table:table-cell>
          <table:table-cell table:number-columns-repeated="16374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9.1200000000000003E-2" table:style-name="ce1">
            <text:p>0,0912</text:p>
          </table:table-cell>
          <table:table-cell office:value-type="float" office:value="7.3000000000000001E-3" table:style-name="ce1">
            <text:p>0,0073</text:p>
          </table:table-cell>
          <table:table-cell table:style-name="ce1"/>
          <table:table-cell office:value-type="float" office:value="4.8300000000000003E-2" table:style-name="ce1">
            <text:p>0,0483</text:p>
          </table:table-cell>
          <table:table-cell office:value-type="float" office:value="1.9E-3" table:style-name="ce1">
            <text:p>0,0019</text:p>
          </table:table-cell>
          <table:table-cell table:style-name="ce1"/>
          <table:table-cell office:value-type="float" office:value="2.5000000000000001E-2" table:style-name="ce1">
            <text:p>0,025</text:p>
          </table:table-cell>
          <table:table-cell table:style-name="ce1"/>
          <table:table-cell office:value-type="float" office:value="2.3999999999999998E-3" table:style-name="ce1">
            <text:p>0,0024</text:p>
          </table:table-cell>
          <table:table-cell table:number-columns-repeated="16374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0.61199999999999999" table:style-name="ce1">
            <text:p>0,612</text:p>
          </table:table-cell>
          <table:table-cell office:value-type="float" office:value="0.33300000000000002" table:style-name="ce1">
            <text:p>0,333</text:p>
          </table:table-cell>
          <table:table-cell table:style-name="ce1"/>
          <table:table-cell office:value-type="float" office:value="0.379" table:style-name="ce1">
            <text:p>0,379</text:p>
          </table:table-cell>
          <table:table-cell office:value-type="float" office:value="0.14499999999999999" table:style-name="ce1">
            <text:p>0,145</text:p>
          </table:table-cell>
          <table:table-cell table:style-name="ce1"/>
          <table:table-cell office:value-type="float" office:value="0.217" table:style-name="ce1">
            <text:p>0,217</text:p>
          </table:table-cell>
          <table:table-cell table:style-name="ce1"/>
          <table:table-cell office:value-type="float" office:value="3.9E-2" table:style-name="ce1">
            <text:p>0,039</text:p>
          </table:table-cell>
          <table:table-cell table:number-columns-repeated="16374"/>
        </table:table-row>
        <table:table-row table:style-name="ro1">
          <table:table-cell office:value-type="float" office:value="10000000" table:style-name="ce1">
            <text:p>10000000</text:p>
          </table:table-cell>
          <table:table-cell table:number-columns-repeated="8" table:style-name="ce1"/>
          <table:table-cell office:value-type="float" office:value="0.23" table:style-name="ce1">
            <text:p>0,23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n / p</text:p>
          </table:table-cell>
          <table:table-cell office:value-type="string" table:style-name="ce1">
            <text:p>for single</text:p>
          </table:table-cell>
          <table:table-cell table:number-columns-repeated="3" table:style-name="ce1"/>
          <table:table-cell office:value-type="string" table:style-name="ce1">
            <text:p>n/p</text:p>
          </table:table-cell>
          <table:table-cell office:value-type="string" table:style-name="ce1">
            <text:p>for double??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2097152" table:style-name="ce1">
            <text:p>2097152</text:p>
          </table:table-cell>
          <table:table-cell office:value-type="float" office:value="4194304" table:style-name="ce1">
            <text:p>4194304</text:p>
          </table:table-cell>
          <table:table-cell office:value-type="float" office:value="33554432" table:style-name="ce1">
            <text:p>33554432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2097152" table:style-name="ce1">
            <text:p>2097152</text:p>
          </table:table-cell>
          <table:table-cell office:value-type="float" office:value="4194304" table:style-name="ce1">
            <text:p>4194304</text:p>
          </table:table-cell>
          <table:table-cell office:value-type="float" office:value="33554432" table:style-name="ce1">
            <text:p>33554432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.5367431640625E-5" table:style-name="ce1">
            <text:p>9,53674E-05</text:p>
          </table:table-cell>
          <table:table-cell office:value-type="float" office:value="4.76837158203125E-5" table:style-name="ce1">
            <text:p>4,76837E-05</text:p>
          </table:table-cell>
          <table:table-cell office:value-type="float" office:value="5.96046447753906E-6" table:style-name="ce1">
            <text:p>5,96046E-0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.76837158203125E-5" table:style-name="ce1">
            <text:p>4,76837E-05</text:p>
          </table:table-cell>
          <table:table-cell office:value-type="float" office:value="2.3841857910156199E-5" table:style-name="ce1">
            <text:p>2,38419E-05</text:p>
          </table:table-cell>
          <table:table-cell office:value-type="float" office:value="2.98023223876953E-6" table:style-name="ce1">
            <text:p>2,98023E-06</text:p>
          </table:table-cell>
          <table:table-cell table:number-columns-repeated="16375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9.5367431640625E-4" table:style-name="ce1">
            <text:p>0,000953674</text:p>
          </table:table-cell>
          <table:table-cell office:value-type="float" office:value="4.76837158203125E-4" table:style-name="ce1">
            <text:p>0,000476837</text:p>
          </table:table-cell>
          <table:table-cell office:value-type="float" office:value="5.9604644775390598E-5" table:style-name="ce1">
            <text:p>5,96046E-05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4.76837158203125E-4" table:style-name="ce1">
            <text:p>0,000476837</text:p>
          </table:table-cell>
          <table:table-cell office:value-type="float" office:value="2.3841857910156201E-4" table:style-name="ce1">
            <text:p>0,000238419</text:p>
          </table:table-cell>
          <table:table-cell office:value-type="float" office:value="2.9802322387695299E-5" table:style-name="ce1">
            <text:p>2,98023E-05</text:p>
          </table:table-cell>
          <table:table-cell table:number-columns-repeated="16375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9.5367431640625E-3" table:style-name="ce1">
            <text:p>0,009536743</text:p>
          </table:table-cell>
          <table:table-cell office:value-type="float" office:value="4.76837158203125E-3" table:style-name="ce1">
            <text:p>0,004768372</text:p>
          </table:table-cell>
          <table:table-cell office:value-type="float" office:value="5.9604644775390603E-4" table:style-name="ce1">
            <text:p>0,000596046</text:p>
          </table:table-cell>
          <table:table-cell table:style-name="ce1"/>
          <table:table-cell office:value-type="float" office:value="10000" table:style-name="ce1">
            <text:p>10000</text:p>
          </table:table-cell>
          <table:table-cell office:value-type="float" office:value="4.76837158203125E-3" table:style-name="ce1">
            <text:p>0,004768372</text:p>
          </table:table-cell>
          <table:table-cell office:value-type="float" office:value="2.3841857910156198E-3" table:style-name="ce1">
            <text:p>0,002384186</text:p>
          </table:table-cell>
          <table:table-cell office:value-type="float" office:value="2.9802322387695302E-4" table:style-name="ce1">
            <text:p>0,000298023</text:p>
          </table:table-cell>
          <table:table-cell table:number-columns-repeated="16375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9.5367431640625E-2" table:style-name="ce1">
            <text:p>0,095367432</text:p>
          </table:table-cell>
          <table:table-cell office:value-type="float" office:value="4.76837158203125E-2" table:style-name="ce1">
            <text:p>0,047683716</text:p>
          </table:table-cell>
          <table:table-cell office:value-type="float" office:value="5.9604644775390599E-3" table:style-name="ce1">
            <text:p>0,005960464</text:p>
          </table:table-cell>
          <table:table-cell table:style-name="ce1"/>
          <table:table-cell office:value-type="float" office:value="100000" table:style-name="ce1">
            <text:p>100000</text:p>
          </table:table-cell>
          <table:table-cell office:value-type="float" office:value="4.76837158203125E-2" table:style-name="ce1">
            <text:p>0,047683716</text:p>
          </table:table-cell>
          <table:table-cell office:value-type="float" office:value="2.3841857910156201E-2" table:style-name="ce1">
            <text:p>0,023841858</text:p>
          </table:table-cell>
          <table:table-cell office:value-type="float" office:value="2.9802322387695299E-3" table:style-name="ce1">
            <text:p>0,002980232</text:p>
          </table:table-cell>
          <table:table-cell table:number-columns-repeated="16375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0.95367431640625" table:style-name="ce1">
            <text:p>0,953674316</text:p>
          </table:table-cell>
          <table:table-cell office:value-type="float" office:value="0.476837158203125" table:style-name="ce1">
            <text:p>0,476837158</text:p>
          </table:table-cell>
          <table:table-cell office:value-type="float" office:value="5.9604644775390597E-2" table:style-name="ce1">
            <text:p>0,059604645</text:p>
          </table:table-cell>
          <table:table-cell table:style-name="ce1"/>
          <table:table-cell office:value-type="float" office:value="1000000" table:style-name="ce1">
            <text:p>1000000</text:p>
          </table:table-cell>
          <table:table-cell office:value-type="float" office:value="0.476837158203125" table:style-name="ce1">
            <text:p>0,476837158</text:p>
          </table:table-cell>
          <table:table-cell office:value-type="float" office:value="0.238418579101562" table:style-name="ce1">
            <text:p>0,238418579</text:p>
          </table:table-cell>
          <table:table-cell office:value-type="float" office:value="2.9802322387695299E-2" table:style-name="ce1">
            <text:p>0,029802322</text:p>
          </table:table-cell>
          <table:table-cell table:number-columns-repeated="16375"/>
        </table:table-row>
        <table:table-row table:style-name="ro1">
          <table:table-cell office:value-type="float" office:value="10000000" table:style-name="ce1">
            <text:p>10000000</text:p>
          </table:table-cell>
          <table:table-cell office:value-type="float" office:value="9.5367431640625" table:style-name="ce1">
            <text:p>9,536743164</text:p>
          </table:table-cell>
          <table:table-cell office:value-type="float" office:value="4.76837158203125" table:style-name="ce1">
            <text:p>4,768371582</text:p>
          </table:table-cell>
          <table:table-cell office:value-type="float" office:value="0.59604644775390603" table:style-name="ce1">
            <text:p>0,596046448</text:p>
          </table:table-cell>
          <table:table-cell table:style-name="ce1"/>
          <table:table-cell office:value-type="float" office:value="10000000" table:style-name="ce1">
            <text:p>10000000</text:p>
          </table:table-cell>
          <table:table-cell office:value-type="float" office:value="4.76837158203125" table:style-name="ce1">
            <text:p>4,768371582</text:p>
          </table:table-cell>
          <table:table-cell office:value-type="float" office:value="2.3841857910156201" table:style-name="ce1">
            <text:p>2,384185791</text:p>
          </table:table-cell>
          <table:table-cell office:value-type="float" office:value="0.29802322387695301" table:style-name="ce1">
            <text:p>0,298023224</text:p>
          </table:table-cell>
          <table:table-cell table:number-columns-repeated="16375"/>
        </table:table-row>
        <table:table-row table:number-rows-repeated="29" table:style-name="ro1">
          <table:table-cell table:number-columns-repeated="16384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Expected number of errors</text:p>
          </table:table-cell>
          <table:table-cell office:value-type="string" table:style-name="ce1">
            <text:p>Multisets with a single distinct element</text:p>
          </table:table-cell>
          <table:table-cell office:value-type="string" table:style-name="ce1">
            <text:p>Multisets with all distinct elements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.5367431640625E-5" table:style-name="ce1">
            <text:p>9,53674E-05</text:p>
          </table:table-cell>
          <table:table-cell office:value-type="float" office:value="4.7899999999999999E-5" table:style-name="ce1">
            <text:p>0,0000479</text:p>
          </table:table-cell>
          <table:table-cell office:value-type="float" office:value="4.9999999999999998E-7" table:style-name="ce1">
            <text:p>0,0000005</text:p>
          </table:table-cell>
          <table:table-cell table:number-columns-repeated="16380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9.5367431640625E-4" table:style-name="ce1">
            <text:p>0,000953674</text:p>
          </table:table-cell>
          <table:table-cell office:value-type="float" office:value="4.9100000000000001E-4" table:style-name="ce1">
            <text:p>0,000491</text:p>
          </table:table-cell>
          <table:table-cell office:value-type="float" office:value="9.9999999999999995E-7" table:style-name="ce1">
            <text:p>0,000001</text:p>
          </table:table-cell>
          <table:table-cell table:number-columns-repeated="16380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9.5367431640625E-3" table:style-name="ce1">
            <text:p>0,009536743</text:p>
          </table:table-cell>
          <table:table-cell office:value-type="float" office:value="4.9199999999999999E-3" table:style-name="ce1">
            <text:p>0,00492</text:p>
          </table:table-cell>
          <table:table-cell office:value-type="float" office:value="2.0000000000000002E-5" table:style-name="ce1">
            <text:p>0,00002</text:p>
          </table:table-cell>
          <table:table-cell table:number-columns-repeated="16380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9.5367431640625E-2" table:style-name="ce1">
            <text:p>0,095367432</text:p>
          </table:table-cell>
          <table:table-cell office:value-type="float" office:value="4.8300000000000003E-2" table:style-name="ce1">
            <text:p>0,0483</text:p>
          </table:table-cell>
          <table:table-cell office:value-type="float" office:value="1.8E-3" table:style-name="ce1">
            <text:p>0,0018</text:p>
          </table:table-cell>
          <table:table-cell table:number-columns-repeated="16380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0.95367431640625" table:style-name="ce1">
            <text:p>0,953674316</text:p>
          </table:table-cell>
          <table:table-cell office:value-type="float" office:value="0.379" table:style-name="ce1">
            <text:p>0,379</text:p>
          </table:table-cell>
          <table:table-cell office:value-type="float" office:value="0.151" table:style-name="ce1">
            <text:p>0,151</text:p>
          </table:table-cell>
          <table:table-cell table:number-columns-repeated="16380"/>
        </table:table-row>
        <table:table-row table:number-rows-repeated="10484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a" number:country="DK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36" number:language="da" number:country="DK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ies</meta:initial-creator>
    <dc:creator>mathies</dc:creator>
    <meta:creation-date>2014-05-23T14:50:50Z</meta:creation-date>
    <dc:date>2014-05-23T21:46:54Z</dc:date>
    <meta:editing-cycles>3</meta:editing-cycles>
    <meta:editing-duration>PT594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1E-5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true" chart:maximum="1E7" chart:minimum="100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c000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scatter" svg:height="293.25pt" svg:width="495.0pt" chart:style-name="Crt0">
        <chart:title chart:style-name="CT00">
          <text:p text:style-name="a0" text:class-names="" text:cond-style-name="">Fraction of errors<text:line-break/><text:line-break/>Multisets with a single distinct element</text:p>
        </chart:title>
        <chart:legend svg:x="316.0822047244095pt" svg:y="159.5889763779527pt" chart:style-name="Lgnd"/>
        <chart:plot-area svg:x="41.98212598425196pt" svg:y="75.52811023622047pt" svg:width="382.9444094488189pt" svg:height="178.9802362204724pt" chart:style-name="Plt0">
          <chart:axis chart:dimension="y" chart:name="primary-y" chart:style-name="Axs0">
            <chart:title svg:x="28.11102362204725pt" svg:y="115.1452755905512pt" chart:style-name="AT00">
              <text:p text:style-name="a1" text:class-names="" text:cond-style-name="">errors / iterations</text:p>
            </chart:title>
            <chart:grid chart:class="major" chart:style-name="GMa0"/>
          </chart:axis>
          <chart:axis chart:dimension="x" chart:name="primary-x" chart:style-name="Axs1">
            <chart:title svg:x="217.8964566929134pt" svg:y="265.0042519685039pt" chart:style-name="AT01">
              <text:p text:style-name="a2" text:class-names="" text:cond-style-name="">elements</text:p>
            </chart:title>
          </chart:axis>
          <chart:series chart:label-cell-address="Sheet1.$E$42" chart:values-cell-range-address="Sheet1.$E$43:.$E$48" chart:class="chart:scatter" chart:attached-axis="primary-y" chart:style-name="G0S0">
            <chart:domain table:cell-range-address="Sheet1.$A$43:.$A$48"/>
            <chart:data-point chart:repeated="6"/>
          </chart:series>
          <chart:series chart:label-cell-address="Sheet1.$F$42" chart:values-cell-range-address="Sheet1.$F$43:.$F$48" chart:class="chart:scatter" chart:attached-axis="primary-y" chart:style-name="G0S1">
            <chart:domain table:cell-range-address="Sheet1.$A$43:.$A$48"/>
            <chart:data-point chart:repeated="6"/>
          </chart:series>
          <chart:series chart:label-cell-address="Sheet1.$H$42" chart:values-cell-range-address="Sheet1.$H$43:.$H$48" chart:class="chart:scatter" chart:attached-axis="primary-y" chart:style-name="G0S2">
            <chart:domain table:cell-range-address="Sheet1.$A$43:.$A$48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1E-6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true" chart:maximum="1E7" chart:minimum="100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scatter" svg:height="320.4850393700788pt" svg:width="498.5857480314961pt" chart:style-name="Crt0">
        <chart:title chart:style-name="CT00">
          <text:p text:style-name="a0" text:class-names="" text:cond-style-name="">Fraction of erros<text:line-break/><text:line-break/>21 bit prime</text:p>
        </chart:title>
        <chart:legend svg:x="301.2411811023622pt" svg:y="188.7831496062992pt" chart:style-name="Lgnd"/>
        <chart:plot-area svg:x="46.91070866141732pt" svg:y="70.03976377952756pt" svg:width="389.7255905511811pt" svg:height="210.5711023622047pt" chart:style-name="Plt0">
          <chart:axis chart:dimension="y" chart:name="primary-y" chart:style-name="Axs0">
            <chart:title svg:x="35.32322834645669pt" svg:y="149.9444881889764pt" chart:style-name="AT00">
              <text:p text:style-name="a1" text:class-names="" text:cond-style-name="">errors / iterations</text:p>
            </chart:title>
            <chart:grid chart:class="major" chart:style-name="GMa0"/>
          </chart:axis>
          <chart:axis chart:dimension="x" chart:name="primary-x" chart:style-name="Axs1">
            <chart:title svg:x="219.3891338582677pt" svg:y="287.0958267716535pt" chart:style-name="AT01">
              <text:p text:style-name="a2" text:class-names="" text:cond-style-name="">elements</text:p>
            </chart:title>
          </chart:axis>
          <chart:series chart:label-cell-address="Sheet1.$B$87" chart:values-cell-range-address="Sheet1.$B$88:.$B$92" chart:class="chart:scatter" chart:attached-axis="primary-y" chart:style-name="G0S0">
            <chart:domain table:cell-range-address="Sheet1.$A$88:.$A$92"/>
            <chart:data-point chart:repeated="5"/>
          </chart:series>
          <chart:series chart:label-cell-address="Sheet1.$C$87" chart:values-cell-range-address="Sheet1.$C$88:.$C$92" chart:class="chart:scatter" chart:attached-axis="primary-y" chart:style-name="G0S1">
            <chart:domain table:cell-range-address="Sheet1.$A$88:.$A$92"/>
            <chart:data-point chart:repeated="5"/>
          </chart:series>
          <chart:series chart:label-cell-address="Sheet1.$D$87" chart:values-cell-range-address="Sheet1.$D$88:.$D$92" chart:class="chart:scatter" chart:attached-axis="primary-y" chart:style-name="G0S2">
            <chart:domain table:cell-range-address="Sheet1.$A$88:.$A$92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